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D700000303BEE5EDDA.png" manifest:media-type="image/png"/>
  <manifest:file-entry manifest:full-path="Pictures/10000001000003DF0000057BFE28FEF8.png" manifest:media-type="image/png"/>
  <manifest:file-entry manifest:full-path="Pictures/10021FFC0000666C000091018DEC0D06.pdf" manifest:media-type="application/pd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e607e" officeooo:paragraph-rsid="0006e126" style:font-size-asian="14pt" style:font-size-complex="14pt"/>
    </style:style>
    <style:style style:name="T1" style:family="text">
      <style:text-properties officeooo:rsid="001e90eb"/>
    </style:style>
    <style:style style:name="T2" style:family="text">
      <style:text-properties officeooo:rsid="0013e352"/>
    </style:style>
    <style:style style:name="T3" style:family="text">
      <style:text-properties officeooo:rsid="0006e12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овиченко Андрей 2МО РБД-1<text:line-break/>Лабораторная работа № <text:span text:style-name="T3">6</text:span>. <text:span text:style-name="T2">Вариант </text:span><text:span text:style-name="T3">23</text:span></text:p>
      <text:p text:style-name="P1"><draw:frame draw:style-name="fr2" draw:name="Image2" text:anchor-type="char" svg:x="-0.03cm" svg:y="0.205cm" svg:width="17cm" svg:height="24.067cm" draw:z-index="0"><draw:image xlink:href="Pictures/10021FFC0000666C000091018DEC0D06.pdf" xlink:type="simple" xlink:show="embed" xlink:actuate="onLoad" draw:mime-type="application/pdf"/><draw:image xlink:href="Pictures/10000001000003DF0000057BFE28FEF8.png" xlink:type="simple" xlink:show="embed" xlink:actuate="onLoad" draw:mime-type="image/png"/></draw:frame></text:p>
      <text:p text:style-name="P1"><draw:frame draw:style-name="fr1" draw:name="Image1" text:anchor-type="char" svg:width="17cm" svg:height="13.333cm" draw:z-index="1"><draw:image xlink:href="Pictures/10000001000003D700000303BEE5EDDA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22:41:46.569385206</meta:creation-date>
    <dc:date>2025-02-19T22:45:42.424911896</dc:date>
    <meta:editing-duration>PT3M56S</meta:editing-duration>
    <meta:editing-cycles>1</meta:editing-cycles>
    <meta:document-statistic meta:table-count="0" meta:image-count="2" meta:object-count="0" meta:page-count="2" meta:paragraph-count="1" meta:word-count="10" meta:character-count="62" meta:non-whitespace-character-count="53"/>
    <meta:generator>LibreOffice/24.2.7.2$Linux_X86_64 LibreOffice_project/420$Build-2</meta:generator>
  </office:meta>
</office:document-meta>
</file>